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6" style:family="table">
      <style:table-properties style:width="17cm" table:align="margins" style:shadow="none"/>
    </style:style>
    <style:style style:name="Таблица26.A" style:family="table-column">
      <style:table-column-properties style:column-width="8.5cm" style:rel-column-width="32767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5.667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1c691d"/>
    </style:style>
    <style:style style:name="P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1c691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1c691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1c691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1c691d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1c691d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1c691d"/>
    </style:style>
    <style:style style:name="P8" style:family="paragraph" style:parent-style-name="Text_20_body">
      <style:paragraph-properties fo:text-align="end" style:justify-single-word="false"/>
      <style:text-properties fo:language="ru" fo:country="RU" officeooo:rsid="0034c912" officeooo:paragraph-rsid="001c691d"/>
    </style:style>
    <style:style style:name="T1" style:family="text">
      <style:text-properties officeooo:rsid="002bfbe8"/>
    </style:style>
    <style:style style:name="T2" style:family="text">
      <style:text-properties officeooo:rsid="002da43b"/>
    </style:style>
    <style:style style:name="T3" style:family="text">
      <style:text-properties officeooo:rsid="002d69ed"/>
    </style:style>
    <style:style style:name="T4" style:family="text">
      <style:text-properties officeooo:rsid="003667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Описание сущностей</text:p>
      <table:table table:name="Таблица26" table:style-name="Таблица26">
        <table:table-column table:style-name="Таблица26.A" table:number-columns-repeated="2"/>
        <table:table-header-rows>
          <table:table-row>
            <table:table-cell table:style-name="Таблица26.A1" office:value-type="string">
              <text:p text:style-name="P1">Сущность</text:p>
            </table:table-cell>
            <table:table-cell table:style-name="Таблица26.B1" office:value-type="string">
              <text:p text:style-name="P1">Описание</text:p>
            </table:table-cell>
          </table:table-row>
        </table:table-header-rows>
        <table:table-row>
          <table:table-cell table:style-name="Таблица26.A5" office:value-type="string">
            <text:p text:style-name="P1">Пользователи</text:p>
          </table:table-cell>
          <table:table-cell table:style-name="Таблица26.B5" office:value-type="string">
            <text:p text:style-name="P1">Сп<text:span text:style-name="T1">равочник учетных записей</text:span></text:p>
          </table:table-cell>
        </table:table-row>
        <table:table-row>
          <table:table-cell table:style-name="Таблица26.A5" office:value-type="string">
            <text:p text:style-name="P2">Задачи</text:p>
          </table:table-cell>
          <table:table-cell table:style-name="Таблица26.B5" office:value-type="string">
            <text:p text:style-name="P2">Справочник задач для преподавателей</text:p>
          </table:table-cell>
        </table:table-row>
        <table:table-row>
          <table:table-cell table:style-name="Таблица26.A5" office:value-type="string">
            <text:p text:style-name="P2">УМР</text:p>
          </table:table-cell>
          <table:table-cell table:style-name="Таблица26.B5" office:value-type="string">
            <text:p text:style-name="P2">Справочник учебно-методических разработок</text:p>
          </table:table-cell>
        </table:table-row>
        <table:table-row>
          <table:table-cell table:style-name="Таблица26.A5" office:value-type="string">
            <text:p text:style-name="P2">Типы УМР</text:p>
          </table:table-cell>
          <table:table-cell table:style-name="Таблица26.B5" office:value-type="string">
            <text:p text:style-name="P2">Справочник типов учебно-методических разработок</text:p>
          </table:table-cell>
        </table:table-row>
        <table:table-row>
          <table:table-cell table:style-name="Таблица26.A6" office:value-type="string">
            <text:p text:style-name="P2">Структуры УМР</text:p>
          </table:table-cell>
          <table:table-cell table:style-name="Таблица26.B6" office:value-type="string">
            <text:p text:style-name="P2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2">Данные УМР</text:p>
          </table:table-cell>
          <table:table-cell table:style-name="Таблица26.B9" office:value-type="string">
            <text:p text:style-name="P2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2">Возвраты</text:p>
          </table:table-cell>
          <table:table-cell table:style-name="Таблица26.B9" office:value-type="string">
            <text:p text:style-name="P2">Справочник возвратов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2">Статусы</text:p>
          </table:table-cell>
          <table:table-cell table:style-name="Таблица26.B9" office:value-type="string">
            <text:p text:style-name="P2">Общий справочник статусов для задач и учебно-методических разработок</text:p>
          </table:table-cell>
        </table:table-row>
      </table:table>
      <text:p text:style-name="P7"/>
      <text:p text:style-name="P7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2">Связь</text:p>
            </table:table-cell>
            <table:table-cell table:style-name="Таблица27.A1" office:value-type="string">
              <text:p text:style-name="P2">Тип связи</text:p>
            </table:table-cell>
            <table:table-cell table:style-name="Таблица27.C1" office:value-type="string">
              <text:p text:style-name="P2">Описание</text:p>
            </table:table-cell>
          </table:table-row>
        </table:table-header-rows>
        <table:table-row>
          <table:table-cell table:style-name="Таблица27.B5" office:value-type="string">
            <text:p text:style-name="P3">Пользователь - Задача</text:p>
          </table:table-cell>
          <table:table-cell table:style-name="Таблица27.B5" office:value-type="string">
            <text:p text:style-name="P3">Один ко многим</text:p>
          </table:table-cell>
          <table:table-cell table:style-name="Таблица27.C5" office:value-type="string">
            <text:p text:style-name="P3">У преподавателя <text:span text:style-name="T2">несколько</text:span> задач</text:p>
          </table:table-cell>
        </table:table-row>
        <table:table-row>
          <table:table-cell table:style-name="Таблица27.B5" office:value-type="string">
            <text:p text:style-name="P3">Пользователь - УМР</text:p>
          </table:table-cell>
          <table:table-cell table:style-name="Таблица27.B5" office:value-type="string">
            <text:p text:style-name="P3">Один ко многим</text:p>
          </table:table-cell>
          <table:table-cell table:style-name="Таблица27.C5" office:value-type="string">
            <text:p text:style-name="P3">У преподавателя <text:span text:style-name="T2">несколько</text:span> разработок</text:p>
          </table:table-cell>
        </table:table-row>
        <table:table-row>
          <table:table-cell table:style-name="Таблица27.B5" office:value-type="string">
            <text:p text:style-name="P3">Пользователь - Возврат</text:p>
          </table:table-cell>
          <table:table-cell table:style-name="Таблица27.B5" office:value-type="string">
            <text:p text:style-name="P3">Один ко многим</text:p>
          </table:table-cell>
          <table:table-cell table:style-name="Таблица27.C4" office:value-type="string">
            <text:p text:style-name="P4">Преподаватель - автор <text:span text:style-name="T2">нескольких</text:span> возвратов</text:p>
          </table:table-cell>
        </table:table-row>
        <table:table-row>
          <table:table-cell table:style-name="Таблица27.B5" office:value-type="string">
            <text:p text:style-name="P3">Задача - <text:span text:style-name="T3">Статус</text:span></text:p>
          </table:table-cell>
          <table:table-cell table:style-name="Таблица27.B5" office:value-type="string">
            <text:p text:style-name="P4">Многие к одному</text:p>
          </table:table-cell>
          <table:table-cell table:style-name="Таблица27.C5" office:value-type="string">
            <text:p text:style-name="P4">У многих задач один статус</text:p>
          </table:table-cell>
        </table:table-row>
        <table:table-row>
          <table:table-cell table:style-name="Таблица27.A6" office:value-type="string">
            <text:p text:style-name="P4">УМР - Статус</text:p>
          </table:table-cell>
          <table:table-cell table:style-name="Таблица27.B6" office:value-type="string">
            <text:p text:style-name="P4">Многие к одному</text:p>
          </table:table-cell>
          <table:table-cell table:style-name="Таблица27.C6" office:value-type="string">
            <text:p text:style-name="P4">У многих разработок один статус</text:p>
          </table:table-cell>
        </table:table-row>
        <table:table-row>
          <table:table-cell table:style-name="Таблица27.B13" office:value-type="string">
            <text:p text:style-name="P4">УМР - Данные УМР</text:p>
          </table:table-cell>
          <table:table-cell table:style-name="Таблица27.B13" office:value-type="string">
            <text:p text:style-name="P4">Один ко многим</text:p>
          </table:table-cell>
          <table:table-cell table:style-name="Таблица27.C13" office:value-type="string">
            <text:p text:style-name="P4">У разработки <text:span text:style-name="T2">несколько</text:span> объектов данных</text:p>
          </table:table-cell>
        </table:table-row>
        <table:table-row>
          <table:table-cell table:style-name="Таблица27.B13" office:value-type="string">
            <text:p text:style-name="P4">УМР - Возврат</text:p>
          </table:table-cell>
          <table:table-cell table:style-name="Таблица27.B13" office:value-type="string">
            <text:p text:style-name="P4">Один ко многим</text:p>
          </table:table-cell>
          <table:table-cell table:style-name="Таблица27.C13" office:value-type="string">
            <text:p text:style-name="P4">У разработки <text:span text:style-name="T2">несколько</text:span> возвратов</text:p>
          </table:table-cell>
        </table:table-row>
        <table:table-row>
          <table:table-cell table:style-name="Таблица27.B13" office:value-type="string">
            <text:p text:style-name="P4">УМР - Тип УМР</text:p>
          </table:table-cell>
          <table:table-cell table:style-name="Таблица27.B13" office:value-type="string">
            <text:p text:style-name="P4">Многие к одному</text:p>
          </table:table-cell>
          <table:table-cell table:style-name="Таблица27.C13" office:value-type="string">
            <text:p text:style-name="P4">У многих разработок один тип <text:span text:style-name="T2">разработки</text:span></text:p>
          </table:table-cell>
        </table:table-row>
        <table:table-row>
          <table:table-cell table:style-name="Таблица27.B13" office:value-type="string">
            <text:p text:style-name="P4">УМР - Структура УМР</text:p>
          </table:table-cell>
          <table:table-cell table:style-name="Таблица27.B13" office:value-type="string">
            <text:p text:style-name="P4">Один к одному (необязательная)</text:p>
          </table:table-cell>
          <table:table-cell table:style-name="Таблица27.C13" office:value-type="string">
            <text:p text:style-name="P4">У разработки может быть измененная структура</text:p>
          </table:table-cell>
        </table:table-row>
        <table:table-row>
          <table:table-cell table:style-name="Таблица27.B13" office:value-type="string">
            <text:p text:style-name="P5">УМР - Задача</text:p>
          </table:table-cell>
          <table:table-cell table:style-name="Таблица27.B13" office:value-type="string">
            <text:p text:style-name="P5">Многие к одному (необязательная)</text:p>
          </table:table-cell>
          <table:table-cell table:style-name="Таблица27.C13" office:value-type="string">
            <text:p text:style-name="P5"><text:span text:style-name="T4">Многие разработки</text:span> мо<text:span text:style-name="T4">гут</text:span> быть <text:span text:style-name="T4">созданы</text:span> согласно некоторой задачи</text:p>
          </table:table-cell>
        </table:table-row>
        <text:soft-page-break/>
        <table:table-row>
          <table:table-cell table:style-name="Таблица27.B13" office:value-type="string">
            <text:p text:style-name="P5">УМР - УМР</text:p>
          </table:table-cell>
          <table:table-cell table:style-name="Таблица27.B13" office:value-type="string">
            <text:p text:style-name="P5">Один ко многим (необязательная)</text:p>
          </table:table-cell>
          <table:table-cell table:style-name="Таблица27.C13" office:value-type="string">
            <text:p text:style-name="P5">Разработка может быть связана с другими разработками</text:p>
          </table:table-cell>
        </table:table-row>
        <table:table-row>
          <table:table-cell table:style-name="Таблица27.B13" office:value-type="string">
            <text:p text:style-name="P5">Тип УМР - Структура УМР</text:p>
          </table:table-cell>
          <table:table-cell table:style-name="Таблица27.B13" office:value-type="string">
            <text:p text:style-name="P5">Один к одному</text:p>
          </table:table-cell>
          <table:table-cell table:style-name="Таблица27.C13" office:value-type="string">
            <text:p text:style-name="P5">У типа разработки есть структура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Александрович Ставинский</meta:initial-creator>
    <meta:creation-date>2016-06-05T00:11:52.093000000</meta:creation-date>
    <dc:date>2016-06-05T00:13:31.250000000</dc:date>
    <dc:creator>Дмитрий Александрович Ставинский</dc:creator>
    <meta:editing-duration>PT1M39S</meta:editing-duration>
    <meta:editing-cycles>1</meta:editing-cycles>
    <meta:document-statistic meta:table-count="2" meta:image-count="0" meta:object-count="0" meta:page-count="2" meta:paragraph-count="59" meta:word-count="211" meta:character-count="1458" meta:non-whitespace-character-count="1306"/>
    <meta:generator>LibreOffice/5.0.6.3$Windows_x86 LibreOffice_project/490fc03b25318460cfc54456516ea2519c11d1aa</meta:generator>
  </office:meta>
</office:document-meta>
</file>